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110">
            <text:p>11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70">
            <text:p>7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8">
            <text:p>8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750">
            <text:p>7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975">
            <text:p>9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900">
            <text:p>9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285">
            <text:p>28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3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3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3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3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3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3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19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19:44:49.51</dc:date>
    <dc:creator>Wister </dc:creator>
    <meta:editing-duration>PT2H7M4S</meta:editing-duration>
    <meta:editing-cycles>76</meta:editing-cycles>
    <meta:document-statistic meta:table-count="1" meta:cell-count="737" meta:object-count="0"/>
  </office:meta>
</office:document-meta>
</file>